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2" style:family="graphic" style:parent-style-name="standard">
      <style:graphic-properties svg:stroke-width="0.01cm" svg:stroke-color="#008000" draw:marker-start-width="0.24cm" draw:marker-end-width="0.24cm" draw:fill="solid" draw:fill-color="#f0ffff" draw:opacity="50%" draw:textarea-horizontal-align="center" draw:textarea-vertical-align="middle" fo:padding-top="0.13cm" fo:padding-bottom="0.13cm" fo:padding-left="0.255cm" fo:padding-right="0.255cm" draw:shadow-opacity="50%" loext:decorative="false"/>
    </style:style>
    <style:style style:name="gr3" style:family="graphic" style:parent-style-name="standard">
      <style:graphic-properties draw:fill-color="#808080" draw:textarea-horizontal-align="center" draw:textarea-vertical-align="middle" loext:decorative="false"/>
    </style:style>
    <style:style style:name="gr4" style:family="graphic" style:parent-style-name="standard">
      <style:graphic-properties draw:fill-color="#ffffff" draw:textarea-horizontal-align="center" draw:textarea-vertical-align="middle" loext:decorative="false"/>
    </style:style>
    <style:style style:name="gr5" style:family="graphic" style:parent-style-name="standard">
      <style:graphic-properties draw:fill-color="#c0c0c0" draw:textarea-horizontal-align="center" draw:textarea-vertical-align="middle" loext:decorative="false"/>
    </style:style>
    <style:style style:name="gr6" style:family="graphic" style:parent-style-name="standard">
      <style:graphic-properties svg:stroke-width="0.03cm" draw:marker-start-width="0.35cm" draw:marker-end-width="0.35cm" draw:fill-color="#ffff00" draw:textarea-horizontal-align="center" draw:textarea-vertical-align="middle" fo:padding-top="0.14cm" fo:padding-bottom="0.14cm" fo:padding-left="0.265cm" fo:padding-right="0.265cm" loext:decorative="false"/>
    </style:style>
    <style:style style:name="gr7" style:family="graphic" style:parent-style-name="standard">
      <style:graphic-properties svg:stroke-width="0.03cm" draw:marker-start-width="0.35cm" draw:marker-end-width="0.35cm" draw:fill-color="#e6e6ff" draw:textarea-horizontal-align="center" draw:textarea-vertical-align="middle" fo:padding-top="0.14cm" fo:padding-bottom="0.14cm" fo:padding-left="0.265cm" fo:padding-right="0.265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19cm" fo:min-width="0.2cm" fo:padding-top="0.05cm" fo:padding-bottom="0.05cm" fo:padding-left="0.05cm" fo:padding-right="0.0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9cm" fo:min-width="0.197cm" fo:padding-top="0.02cm" fo:padding-bottom="0.02cm" fo:padding-left="0.04cm" fo:padding-right="0.04cm" loext:decorative="false"/>
      <style:paragraph-properties style:writing-mode="lr-tb"/>
    </style:style>
    <style:style style:name="gr10" style:family="graphic" style:parent-style-name="objectwithoutfill">
      <style:graphic-properties svg:stroke-width="0.05cm" svg:stroke-color="#ff3333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1" style:family="graphic" style:parent-style-name="standard">
      <style:graphic-properties svg:stroke-width="0.03cm" draw:marker-start-width="0.35cm" draw:marker-end-width="0.35cm" draw:fill-color="#ffffcc" draw:textarea-horizontal-align="center" draw:textarea-vertical-align="middle" fo:padding-top="0.14cm" fo:padding-bottom="0.14cm" fo:padding-left="0.265cm" fo:padding-right="0.265cm" loext:decorative="false"/>
    </style:style>
    <style:style style:name="gr12" style:family="graphic" style:parent-style-name="standard">
      <style:graphic-properties svg:stroke-width="0.03cm" svg:stroke-color="#000000" draw:marker-start-width="0.295cm" draw:marker-end-width="0.295cm" draw:fill-color="#ffffcc" draw:opacity="100%" draw:textarea-vertical-align="middle" fo:padding-top="0.14cm" fo:padding-bottom="0.14cm" fo:padding-left="0.265cm" fo:padding-right="0.265cm" draw:shadow-opacity="100%" loext:decorative="false"/>
    </style:style>
    <style:style style:name="gr13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objectwithoutfill">
      <style:graphic-properties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6" style:family="graphic" style:parent-style-name="standard">
      <style:graphic-properties svg:stroke-width="0.03cm" svg:stroke-color="#ff3333" draw:marker-start-width="0.35cm" draw:marker-end-width="0.35cm" draw:fill="solid" draw:fill-color="#ff3333" draw:textarea-horizontal-align="center" draw:textarea-vertical-align="middle" fo:padding-top="0.14cm" fo:padding-bottom="0.14cm" fo:padding-left="0.265cm" fo:padding-right="0.265cm" loext:decorative="false"/>
    </style:style>
    <style:style style:name="gr17" style:family="graphic" style:parent-style-name="standard">
      <style:graphic-properties svg:stroke-width="0.03cm" svg:stroke-color="#000000" draw:marker-start-width="0.35cm" draw:marker-end-width="0.35cm" draw:fill="solid" draw:fill-color="#000000" draw:textarea-horizontal-align="center" draw:textarea-vertical-align="middle" fo:padding-top="0.14cm" fo:padding-bottom="0.14cm" fo:padding-left="0.265cm" fo:padding-right="0.265cm" loext:decorative="false"/>
    </style:style>
    <style:style style:name="gr18" style:family="graphic">
      <style:graphic-properties style:writing-mode="lr-tb" loext:decorative="false"/>
    </style:style>
    <style:style style:name="gr19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124cm" fo:min-width="0cm" fo:padding-top="0.15cm" fo:padding-bottom="0.15cm" fo:padding-left="0.275cm" fo:padding-right="0.275cm" loext:decorative="false"/>
    </style:style>
    <style:style style:name="gr20" style:family="graphic" style:parent-style-name="objectwithoutfill">
      <style:graphic-properties draw:stroke="dash" draw:stroke-dash="Ultrafine_20_Dashed"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1" style:family="graphic" style:parent-style-name="standard">
      <style:graphic-properties svg:stroke-width="0.03cm" draw:marker-start-width="0.35cm" draw:marker-end-width="0.35cm" draw:fill="solid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22" style:family="graphic" style:parent-style-name="objectwithoutfill">
      <style:graphic-properties draw:marker-end="Small_20_Arrow" draw:marker-end-width="0.2cm" draw:fill="none" draw:textarea-vertical-align="middle" loext:decorative="false"/>
    </style:style>
    <style:style style:name="gr23" style:family="graphic" style:parent-style-name="objectwithoutfill">
      <style:graphic-properties draw:marker-end="Small_20_Arrow" draw:marker-end-width="0.16cm" draw:fill="none" draw:textarea-vertical-align="middle" loext:decorative="false"/>
    </style:style>
    <style:style style:name="gr24" style:family="graphic" style:parent-style-name="objectwithoutfill">
      <style:graphic-properties svg:stroke-color="#800000" draw:marker-end="Small_20_Arrow" draw:marker-end-width="0.16cm" draw:fill="none" draw:textarea-vertical-align="middle" loext:decorative="false"/>
    </style:style>
    <style:style style:name="gr25" style:family="graphic" style:parent-style-name="standard">
      <style:graphic-properties svg:stroke-width="0.1cm" svg:stroke-color="#00ff00" draw:marker-start-width="0.5cm" draw:marker-end-width="0.5cm" draw:fill-color="#ffffff" draw:textarea-vertical-align="middle" fo:padding-top="0.175cm" fo:padding-bottom="0.175cm" fo:padding-left="0.3cm" fo:padding-right="0.3cm" loext:decorative="false"/>
    </style:style>
    <style:style style:name="gr26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67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objectwithoutfill">
      <style:graphic-properties svg:stroke-width="0.05cm" svg:stroke-color="#000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8" style:family="graphic" style:parent-style-name="standard">
      <style:graphic-properties svg:stroke-width="0.03cm" draw:marker-start-width="0.35cm" draw:marker-end-width="0.35cm" draw:fill="solid" draw:fill-color="#333333" draw:textarea-horizontal-align="center" draw:textarea-vertical-align="middle" fo:padding-top="0.14cm" fo:padding-bottom="0.14cm" fo:padding-left="0.265cm" fo:padding-right="0.265cm" loext:decorative="false"/>
    </style:style>
    <style:style style:name="gr29" style:family="graphic" style:parent-style-name="standard">
      <style:graphic-properties svg:stroke-width="0.03cm" draw:marker-start-width="0.35cm" draw:marker-end-width="0.35cm" draw:fill="solid" draw:fill-color="#ff0000" draw:opacity="100%" draw:textarea-horizontal-align="center" draw:textarea-vertical-align="middle" fo:padding-top="0.14cm" fo:padding-bottom="0.14cm" fo:padding-left="0.265cm" fo:padding-right="0.265cm" draw:shadow-opacity="100%" loext:decorative="false"/>
    </style:style>
    <style:style style:name="gr30" style:family="graphic" style:parent-style-name="standard">
      <style:graphic-properties svg:stroke-width="0.03cm" draw:marker-start-width="0.35cm" draw:marker-end-width="0.35cm" draw:fill-color="#c0c0c0" draw:opacity="50%" draw:textarea-horizontal-align="center" draw:textarea-vertical-align="middle" fo:padding-top="0.14cm" fo:padding-bottom="0.14cm" fo:padding-left="0.265cm" fo:padding-right="0.265cm" draw:shadow-opacity="50%" loext:decorative="false"/>
    </style:style>
    <style:style style:name="gr31" style:family="graphic" style:parent-style-name="objectwithoutfill">
      <style:graphic-properties svg:stroke-width="0.05cm" svg:stroke-color="#4c4c4c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2" style:family="graphic" style:parent-style-name="objectwithoutfill">
      <style:graphic-properties svg:stroke-width="0.05cm" svg:stroke-color="#0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" style:family="graphic" style:parent-style-name="objectwithoutfill">
      <style:graphic-properties draw:stroke="solid" draw:stroke-dash="Fine_20_Dashed" svg:stroke-width="0.05cm" svg:stroke-color="#94006b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4" style:family="graphic" style:parent-style-name="objectwithoutfill">
      <style:graphic-properties svg:stroke-width="0.05cm" svg:stroke-color="#999999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5" style:family="graphic" style:parent-style-name="objectwithoutfill">
      <style:graphic-properties svg:stroke-width="0.05cm" svg:stroke-color="#ff950e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6" style:family="graphic" style:parent-style-name="objectwithoutfill">
      <style:graphic-properties svg:stroke-width="0.05cm" svg:stroke-color="#cccc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f0ffff" draw:opacity="50%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c0c0c0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e6e6ff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cc"/>
      <style:paragraph-properties fo:text-align="center"/>
    </style:style>
    <style:style style:name="P13" style:family="paragraph">
      <loext:graphic-properties draw:fill-color="#ffffcc" draw:opacity="100%"/>
      <style:paragraph-properties fo:text-align="center"/>
    </style:style>
    <style:style style:name="P14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2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7" style:family="paragraph">
      <loext:graphic-properties draw:fill="solid" draw:fill-color="#ff3333"/>
      <style:paragraph-properties fo:text-align="center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1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P22" style:family="paragraph">
      <loext:graphic-properties draw:fill="solid" draw:fill-color="#333333"/>
      <style:paragraph-properties fo:text-align="center"/>
    </style:style>
    <style:style style:name="P23" style:family="paragraph">
      <loext:graphic-properties draw:fill="none" draw:fill-color="#ffffff"/>
      <style:text-properties fo:font-size="10pt" fo:font-weight="bold" style:font-size-asian="10pt" style:font-size-complex="10pt"/>
    </style:style>
    <style:style style:name="P24" style:family="paragraph">
      <loext:graphic-properties draw:fill="solid" draw:fill-color="#ff0000" draw:opacity="100%"/>
      <style:paragraph-properties fo:text-align="center"/>
    </style:style>
    <style:style style:name="P25" style:family="paragraph">
      <loext:graphic-properties draw:fill-color="#c0c0c0" draw:opacity="50%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2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5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1" fo:font-size="7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7pt" style:font-style-asian="normal" style:font-name-complex="ARIAL" style:font-size-complex="7pt" style:font-style-complex="normal" style:text-scale="100%" style:text-overline-style="none" style:text-overline-color="font-color"/>
    </style:style>
    <style:style style:name="T8" style:family="text">
      <style:text-properties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7cm" svg:height="0.3cm" svg:x="2.6cm" svg:y="28.3cm">
          <draw:text-box>
            <text:p><text:file-name text:display="full">G:\github\RCC5V\fab\odg\RW_5V_W2_TestWiring_250226.odg</text:file-name></text:p>
          </draw:text-box>
        </draw:frame>
        <draw:rect draw:style-name="gr2" draw:text-style-name="P2" draw:layer="layout" svg:width="6.2cm" svg:height="4.694cm" svg:x="6.6cm" svg:y="3.3cm">
          <text:p/>
        </draw:rect>
        <draw:rect draw:style-name="gr3" draw:text-style-name="P3" draw:layer="layout" svg:width="1.4cm" svg:height="2.4cm" svg:x="8.99cm" svg:y="5.395cm">
          <text:p/>
        </draw:rect>
        <draw:rect draw:style-name="gr4" draw:text-style-name="P4" draw:layer="layout" svg:width="1.2cm" svg:height="2.2cm" svg:x="9.09cm" svg:y="5.495cm">
          <text:p/>
        </draw:rect>
        <draw:rect draw:style-name="gr5" draw:text-style-name="P5" draw:layer="layout" svg:width="0.1cm" svg:height="0.8cm" svg:x="10.29cm" svg:y="6.195cm">
          <text:p/>
        </draw:rect>
        <draw:circle draw:style-name="gr6" draw:text-style-name="P6" draw:layer="layout" svg:width="0.2cm" svg:height="0.2cm" svg:x="9.79cm" svg:y="6.495cm">
          <text:p/>
        </draw:circle>
        <draw:circle draw:style-name="gr7" draw:text-style-name="P7" draw:layer="layout" svg:width="0.2cm" svg:height="0.2cm" svg:x="9.79cm" svg:y="6.495cm">
          <text:p/>
        </draw:circle>
        <draw:circle draw:style-name="gr7" draw:text-style-name="P7" draw:layer="layout" svg:width="0.2cm" svg:height="0.2cm" svg:x="9.39cm" svg:y="6.495cm">
          <text:p/>
        </draw:circle>
        <draw:circle draw:style-name="gr6" draw:text-style-name="P6" draw:layer="layout" svg:width="0.2cm" svg:height="0.2cm" svg:x="9.79cm" svg:y="6.095cm">
          <text:p/>
        </draw:circle>
        <draw:circle draw:style-name="gr6" draw:text-style-name="P6" draw:layer="layout" svg:width="0.2cm" svg:height="0.2cm" svg:x="9.39cm" svg:y="6.095cm">
          <text:p/>
        </draw:circle>
        <draw:circle draw:style-name="gr6" draw:text-style-name="P6" draw:layer="layout" svg:width="0.2cm" svg:height="0.2cm" svg:x="9.79cm" svg:y="6.895cm">
          <text:p/>
        </draw:circle>
        <draw:circle draw:style-name="gr6" draw:text-style-name="P6" draw:layer="layout" svg:width="0.2cm" svg:height="0.2cm" svg:x="9.39cm" svg:y="6.895cm">
          <text:p/>
        </draw:circle>
        <draw:frame draw:style-name="gr8" draw:text-style-name="P8" draw:layer="layout" svg:width="0.294cm" svg:height="0.519cm" svg:x="9.99cm" svg:y="7.176cm">
          <draw:text-box>
            <text:p><text:span text:style-name="T1">1</text:span></text:p>
          </draw:text-box>
        </draw:frame>
        <draw:frame draw:style-name="gr9" draw:text-style-name="P9" draw:layer="layout" svg:width="0.3cm" svg:height="0.34cm" svg:x="9.09cm" svg:y="6.825cm">
          <draw:text-box>
            <text:p><text:span text:style-name="T2">5V</text:span></text:p>
          </draw:text-box>
        </draw:frame>
        <draw:frame draw:style-name="gr9" draw:text-style-name="P10" draw:layer="layout" svg:width="0.3cm" svg:height="0.34cm" svg:x="9.99cm" svg:y="6.825cm">
          <draw:text-box>
            <text:p><text:span text:style-name="T3">5V</text:span></text:p>
          </draw:text-box>
        </draw:frame>
        <draw:frame draw:style-name="gr9" draw:text-style-name="P9" draw:layer="layout" svg:width="0.3cm" svg:height="0.34cm" svg:x="9.09cm" svg:y="6.35cm">
          <draw:text-box>
            <text:p><text:span text:style-name="T2">V-</text:span></text:p>
          </draw:text-box>
        </draw:frame>
        <draw:frame draw:style-name="gr9" draw:text-style-name="P9" draw:layer="layout" svg:width="0.3cm" svg:height="0.34cm" svg:x="9.09cm" svg:y="5.85cm">
          <draw:text-box>
            <text:p><text:span text:style-name="T2">V+</text:span></text:p>
          </draw:text-box>
        </draw:frame>
        <draw:frame draw:style-name="gr9" draw:text-style-name="P10" draw:layer="layout" svg:width="0.3cm" svg:height="0.34cm" svg:x="9.99cm" svg:y="6.425cm">
          <draw:text-box>
            <text:p><text:span text:style-name="T3">0V</text:span></text:p>
          </draw:text-box>
        </draw:frame>
        <draw:frame draw:style-name="gr9" draw:text-style-name="P9" draw:layer="layout" svg:width="0.3cm" svg:height="0.34cm" svg:x="9.99cm" svg:y="6.025cm">
          <draw:text-box>
            <text:p><text:span text:style-name="T2">V+</text:span></text:p>
          </draw:text-box>
        </draw:frame>
        <draw:frame draw:style-name="gr8" draw:text-style-name="P8" draw:layer="layout" svg:width="0.294cm" svg:height="0.519cm" svg:x="9.09cm" svg:y="7.177cm">
          <draw:text-box>
            <text:p><text:span text:style-name="T1">2</text:span></text:p>
          </draw:text-box>
        </draw:frame>
        <draw:rect draw:style-name="gr3" draw:text-style-name="P3" draw:layer="layout" svg:width="1.4cm" svg:height="3.2cm" draw:transform="rotate (-1.5707963267949) translate (12.49cm 3.595cm)">
          <text:p/>
        </draw:rect>
        <draw:rect draw:style-name="gr4" draw:text-style-name="P4" draw:layer="layout" svg:width="1.2cm" svg:height="3cm" draw:transform="rotate (-1.5707963267949) translate (12.39cm 3.695cm)">
          <text:p/>
        </draw:rect>
        <draw:rect draw:style-name="gr3" draw:text-style-name="P3" draw:layer="layout" svg:width="1.4cm" svg:height="2.4cm" draw:transform="rotate (-1.5707963267949) translate (9.29cm 3.595cm)">
          <text:p/>
        </draw:rect>
        <draw:rect draw:style-name="gr4" draw:text-style-name="P4" draw:layer="layout" svg:width="1.2cm" svg:height="2.2cm" draw:transform="rotate (-1.5707963267949) translate (9.19cm 3.695cm)">
          <text:p/>
        </draw:rect>
        <draw:rect draw:style-name="gr5" draw:text-style-name="P5" draw:layer="layout" svg:width="0.1cm" svg:height="0.8cm" draw:transform="rotate (-1.5707963267949) translate (8.49cm 4.895cm)">
          <text:p/>
        </draw:rect>
        <draw:circle draw:style-name="gr6" draw:text-style-name="P6" draw:layer="layout" svg:width="0.2cm" svg:height="0.2cm" draw:transform="rotate (-1.5707963267949) translate (8.59cm 4.395cm)">
          <text:p/>
        </draw:circle>
        <draw:frame draw:style-name="gr8" draw:text-style-name="P8" draw:layer="layout" svg:width="0.294cm" svg:height="0.519cm" svg:x="7cm" svg:y="4.45cm">
          <draw:text-box>
            <text:p><text:span text:style-name="T1">1</text:span></text:p>
          </draw:text-box>
        </draw:frame>
        <draw:frame draw:style-name="gr9" draw:text-style-name="P10" draw:layer="layout" svg:width="0.51cm" svg:height="0.34cm" svg:x="8.29cm" svg:y="4.575cm">
          <draw:text-box>
            <text:p><text:span text:style-name="T3">WB</text:span></text:p>
          </draw:text-box>
        </draw:frame>
        <draw:frame draw:style-name="gr8" draw:text-style-name="P8" draw:layer="layout" svg:width="0.294cm" svg:height="0.519cm" svg:x="7cm" svg:y="3.65cm">
          <draw:text-box>
            <text:p><text:span text:style-name="T1">2</text:span></text:p>
          </draw:text-box>
        </draw:frame>
        <draw:polyline draw:style-name="gr10" draw:text-style-name="P11" draw:layer="layout" svg:width="6.199cm" svg:height="1.099cm" svg:x="5.2cm" svg:y="7cm" svg:viewBox="0 0 6200 1100" draw:points="4700,0 4900,200 6200,200 6200,1100 700,1100 700,100 0,100">
          <text:p/>
        </draw:polyline>
        <draw:frame draw:style-name="gr9" draw:text-style-name="P9" draw:layer="layout" svg:width="0.3cm" svg:height="0.34cm" svg:x="7.54cm" svg:y="3.691cm">
          <draw:text-box>
            <text:p><text:span text:style-name="T2">NC</text:span></text:p>
          </draw:text-box>
        </draw:frame>
        <draw:circle draw:style-name="gr11" draw:text-style-name="P12" draw:layer="layout" svg:width="0.2cm" svg:height="0.2cm" draw:transform="rotate (-1.5707963267949) translate (7.79cm 4.019cm)">
          <text:p/>
        </draw:circle>
        <draw:rect draw:style-name="gr12" draw:text-style-name="P13" draw:layer="layout" svg:width="2.1cm" svg:height="1.4cm" svg:x="3.1cm" svg:y="6.7cm">
          <text:p/>
        </draw:rect>
        <draw:frame draw:style-name="gr13" draw:text-style-name="P14" draw:layer="layout" svg:width="1.2cm" svg:height="1.2cm" svg:x="3.2cm" svg:y="6.8cm">
          <draw:text-box>
            <text:p><text:span text:style-name="T4">Netz-</text:span></text:p>
            <text:p><text:span text:style-name="T4">teil</text:span></text:p>
          </draw:text-box>
        </draw:frame>
        <draw:frame draw:style-name="gr14" draw:text-style-name="P16" draw:layer="layout" svg:width="0.5cm" svg:height="0.5cm" svg:x="4.59cm" svg:y="6.945cm">
          <draw:text-box>
            <text:p text:style-name="P15"><text:span text:style-name="T5">5V</text:span></text:p>
          </draw:text-box>
        </draw:frame>
        <draw:frame draw:style-name="gr14" draw:text-style-name="P16" draw:layer="layout" svg:width="0.5cm" svg:height="0.5cm" svg:x="4.59cm" svg:y="7.445cm">
          <draw:text-box>
            <text:p text:style-name="P15"><text:span text:style-name="T5">0V</text:span></text:p>
          </draw:text-box>
        </draw:frame>
        <draw:polyline draw:style-name="gr15" draw:text-style-name="P11" draw:layer="layout" svg:width="6.399cm" svg:height="1.699cm" svg:x="5.2cm" svg:y="6.6cm" svg:viewBox="0 0 6400 1700" draw:points="4700,0 4900,200 6400,200 6400,1700 500,1700 500,1100 0,1100">
          <text:p/>
        </draw:polyline>
        <draw:polyline draw:style-name="gr10" draw:text-style-name="P11" draw:layer="layout" svg:width="4.299cm" svg:height="0.899cm" svg:x="5.2cm" svg:y="6.2cm" svg:viewBox="0 0 4300 900" draw:points="4300,0 700,0 700,900 0,900">
          <text:p/>
        </draw:polyline>
        <draw:circle draw:style-name="gr16" draw:text-style-name="P17" draw:layer="layout" svg:width="0.1cm" svg:height="0.1cm" draw:transform="rotate (-1.5707963267949) translate (5.95cm 7.05cm)">
          <text:p/>
        </draw:circle>
        <draw:circle draw:style-name="gr17" draw:text-style-name="P18" draw:layer="layout" svg:width="0.1cm" svg:height="0.1cm" draw:transform="rotate (-1.5707963267949) translate (5.75cm 7.65cm)">
          <text:p/>
        </draw:circle>
        <draw:polyline draw:style-name="gr15" draw:text-style-name="P11" draw:layer="layout" svg:width="4.299cm" svg:height="1.099cm" svg:x="5.2cm" svg:y="6.6cm" svg:viewBox="0 0 4300 1100" draw:points="4300,0 500,0 500,1100 0,1100">
          <text:p/>
        </draw:polyline>
        <draw:frame draw:style-name="gr8" draw:text-style-name="P8" draw:layer="layout" svg:width="0.294cm" svg:height="0.519cm" svg:x="9.4cm" svg:y="4.451cm">
          <draw:text-box>
            <text:p><text:span text:style-name="T1">1</text:span></text:p>
          </draw:text-box>
        </draw:frame>
        <draw:frame draw:style-name="gr8" draw:text-style-name="P8" draw:layer="layout" svg:width="0.294cm" svg:height="0.519cm" svg:x="9.4cm" svg:y="3.651cm">
          <draw:text-box>
            <text:p><text:span text:style-name="T1">2</text:span></text:p>
          </draw:text-box>
        </draw:frame>
        <draw:g draw:style-name="gr18">
          <draw:custom-shape draw:style-name="gr19" draw:text-style-name="P19" draw:layer="layout" svg:width="0.6cm" svg:height="0.6cm" svg:x="14.25cm" svg:y="2.6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4" draw:text-style-name="P16" draw:layer="layout" svg:width="0.3cm" svg:height="0.5cm" svg:x="14.4cm" svg:y="2.7cm">
            <draw:text-box>
              <text:p text:style-name="P15"><text:span text:style-name="T5">V</text:span></text:p>
            </draw:text-box>
          </draw:frame>
        </draw:g>
        <draw:polyline draw:style-name="gr20" draw:text-style-name="P11" draw:layer="layout" svg:width="0.899cm" svg:height="0.599cm" svg:x="14.4cm" svg:y="4.9cm" svg:viewBox="0 0 900 600" draw:points="0,0 900,0 900,600 0,600">
          <text:p/>
        </draw:polyline>
        <draw:circle draw:style-name="gr21" draw:text-style-name="P19" draw:layer="layout" svg:width="0.2cm" svg:height="0.2cm" draw:transform="rotate (-1.5707963267949) translate (14.391cm 5.389cm)">
          <text:p/>
        </draw:circle>
        <draw:circle draw:style-name="gr21" draw:text-style-name="P19" draw:layer="layout" svg:width="0.2cm" svg:height="0.2cm" draw:transform="rotate (-1.5707963267949) translate (14.391cm 4.789cm)">
          <text:p/>
        </draw:circle>
        <draw:frame draw:style-name="gr14" draw:text-style-name="P16" draw:layer="layout" svg:width="1.095cm" svg:height="0.75cm" svg:x="15.505cm" svg:y="4.85cm">
          <draw:text-box>
            <text:p text:style-name="P15"><text:span text:style-name="T5">Weiche</text:span></text:p>
            <text:p text:style-name="P15"><text:span text:style-name="T5">Set ...</text:span></text:p>
          </draw:text-box>
        </draw:frame>
        <draw:frame draw:style-name="gr14" draw:text-style-name="P16" draw:layer="layout" svg:width="1.597cm" svg:height="0.5cm" svg:x="15.003cm" svg:y="3.05cm">
          <draw:text-box>
            <text:p text:style-name="P15"><text:span text:style-name="T5">„Schalten“</text:span></text:p>
          </draw:text-box>
        </draw:frame>
        <draw:frame draw:style-name="gr14" draw:text-style-name="P20" draw:layer="layout" svg:width="1.509cm" svg:height="0.5cm" svg:x="14.991cm" svg:y="2.651cm">
          <draw:text-box>
            <text:p text:style-name="P15"><text:span text:style-name="T6">Voltmeter</text:span></text:p>
          </draw:text-box>
        </draw:frame>
        <draw:line draw:style-name="gr22" draw:text-style-name="P11" draw:layer="layout" svg:x1="14.7cm" svg:y1="4.9cm" svg:x2="14.4cm" svg:y2="4.9cm">
          <text:p/>
        </draw:line>
        <draw:line draw:style-name="gr22" draw:text-style-name="P11" draw:layer="layout" svg:x1="14.715cm" svg:y1="5.5cm" svg:x2="14.415cm" svg:y2="5.5cm">
          <text:p/>
        </draw:line>
        <draw:line draw:style-name="gr23" draw:text-style-name="P11" draw:layer="layout" svg:x1="8.5cm" svg:y1="6.6cm" svg:x2="8.815cm" svg:y2="6.6cm">
          <text:p/>
        </draw:line>
        <draw:line draw:style-name="gr24" draw:text-style-name="P11" draw:layer="layout" svg:x1="8.546cm" svg:y1="6.2cm" svg:x2="8.861cm" svg:y2="6.2cm">
          <text:p/>
        </draw:line>
        <draw:frame draw:style-name="gr9" draw:text-style-name="P10" draw:layer="layout" svg:width="0.41cm" svg:height="0.34cm" svg:x="13.5cm" svg:y="2.5cm">
          <draw:text-box>
            <text:p><text:span text:style-name="T3">WA</text:span></text:p>
          </draw:text-box>
        </draw:frame>
        <draw:rect draw:style-name="gr25" draw:text-style-name="P4" draw:layer="layout" svg:width="1.6cm" svg:height="0.5cm" svg:x="6.7cm" svg:y="7.4cm">
          <text:p/>
        </draw:rect>
        <draw:frame draw:style-name="gr26" draw:text-style-name="P21" draw:layer="layout" svg:width="1.4cm" svg:height="0.3cm" svg:x="6.8cm" svg:y="7.5cm">
          <draw:text-box>
            <text:p><text:span text:style-name="T7">Block <text:s/>W2</text:span></text:p>
          </draw:text-box>
        </draw:frame>
        <draw:frame draw:style-name="gr26" draw:text-style-name="P21" draw:layer="layout" svg:width="0.5cm" svg:height="0.3cm" svg:x="7cm" svg:y="5.05cm">
          <draw:text-box>
            <text:p><text:span text:style-name="T7">J5</text:span></text:p>
          </draw:text-box>
        </draw:frame>
        <draw:frame draw:style-name="gr26" draw:text-style-name="P21" draw:layer="layout" svg:width="0.5cm" svg:height="0.3cm" svg:x="9.3cm" svg:y="5.05cm">
          <draw:text-box>
            <text:p><text:span text:style-name="T7">J4</text:span></text:p>
          </draw:text-box>
        </draw:frame>
        <draw:frame draw:style-name="gr26" draw:text-style-name="P21" draw:layer="layout" svg:width="0.5cm" svg:height="0.3cm" svg:x="10.5cm" svg:y="7.45cm">
          <draw:text-box>
            <text:p><text:span text:style-name="T7">J3</text:span></text:p>
          </draw:text-box>
        </draw:frame>
        <draw:circle draw:style-name="gr6" draw:text-style-name="P6" draw:layer="layout" svg:width="0.2cm" svg:height="0.2cm" draw:transform="rotate (-1.5707963267949) translate (8.19cm 4.395cm)">
          <text:p/>
        </draw:circle>
        <draw:frame draw:style-name="gr9" draw:text-style-name="P10" draw:layer="layout" svg:width="0.3cm" svg:height="0.34cm" svg:x="7.95cm" svg:y="4.58cm">
          <draw:text-box>
            <text:p><text:span text:style-name="T3">V-</text:span></text:p>
          </draw:text-box>
        </draw:frame>
        <draw:polyline draw:style-name="gr27" draw:text-style-name="P11" draw:layer="layout" svg:width="6.199cm" svg:height="1.399cm" svg:x="8.1cm" svg:y="3.1cm" svg:viewBox="0 0 6200 1400" draw:points="6200,0 200,0 200,1200 0,1400">
          <text:p/>
        </draw:polyline>
        <draw:frame draw:style-name="gr9" draw:text-style-name="P10" draw:layer="layout" svg:width="0.51cm" svg:height="0.34cm" svg:x="7.39cm" svg:y="4.575cm">
          <draw:text-box>
            <text:p><text:span text:style-name="T3">WA</text:span></text:p>
          </draw:text-box>
        </draw:frame>
        <draw:frame draw:style-name="gr9" draw:text-style-name="P9" draw:layer="layout" svg:width="0.3cm" svg:height="0.34cm" svg:x="7.94cm" svg:y="3.691cm">
          <draw:text-box>
            <text:p><text:span text:style-name="T2">NC</text:span></text:p>
          </draw:text-box>
        </draw:frame>
        <draw:frame draw:style-name="gr9" draw:text-style-name="P9" draw:layer="layout" svg:width="0.3cm" svg:height="0.34cm" svg:x="8.34cm" svg:y="3.691cm">
          <draw:text-box>
            <text:p><text:span text:style-name="T2">NC</text:span></text:p>
          </draw:text-box>
        </draw:frame>
        <draw:rect draw:style-name="gr5" draw:text-style-name="P5" draw:layer="layout" svg:width="0.1cm" svg:height="0.8cm" draw:transform="rotate (-1.5707963267949) translate (11.3cm 4.9cm)">
          <text:p/>
        </draw:rect>
        <draw:circle draw:style-name="gr28" draw:text-style-name="P22" draw:layer="layout" svg:width="0.2cm" svg:height="0.2cm" draw:transform="rotate (-1.5707963267949) translate (11cm 4.4cm)">
          <text:p/>
        </draw:circle>
        <draw:circle draw:style-name="gr6" draw:text-style-name="P6" draw:layer="layout" svg:width="0.2cm" svg:height="0.2cm" draw:transform="rotate (-1.5707963267949) translate (10.2cm 4.4cm)">
          <text:p/>
        </draw:circle>
        <draw:frame draw:style-name="gr9" draw:text-style-name="P23" draw:layer="layout" svg:width="0.28cm" svg:height="0.34cm" svg:x="10.7cm" svg:y="4.58cm">
          <draw:text-box>
            <text:p><text:span text:style-name="T8">0V</text:span></text:p>
          </draw:text-box>
        </draw:frame>
        <draw:frame draw:style-name="gr9" draw:text-style-name="P9" draw:layer="layout" svg:width="0.2cm" svg:height="0.34cm" svg:x="10.4cm" svg:y="3.7cm">
          <draw:text-box>
            <text:p><text:span text:style-name="T2">X</text:span></text:p>
          </draw:text-box>
        </draw:frame>
        <draw:frame draw:style-name="gr9" draw:text-style-name="P10" draw:layer="layout" svg:width="0.36cm" svg:height="0.34cm" svg:x="10.72cm" svg:y="3.7cm">
          <draw:text-box>
            <text:p><text:span text:style-name="T3">VCC</text:span></text:p>
          </draw:text-box>
        </draw:frame>
        <draw:circle draw:style-name="gr29" draw:text-style-name="P24" draw:layer="layout" svg:width="0.2cm" svg:height="0.2cm" draw:transform="rotate (-1.5707963267949) translate (11.003cm 4.003cm)">
          <text:p/>
        </draw:circle>
        <draw:circle draw:style-name="gr30" draw:text-style-name="P25" draw:layer="layout" svg:width="0.2cm" svg:height="0.2cm" draw:transform="rotate (-1.5707963267949) translate (10.604cm 4.004cm)">
          <text:p/>
        </draw:circle>
        <draw:frame draw:style-name="gr9" draw:text-style-name="P9" draw:layer="layout" svg:width="0.2cm" svg:height="0.34cm" svg:x="10.4cm" svg:y="4.579cm">
          <draw:text-box>
            <text:p><text:span text:style-name="T2">X</text:span></text:p>
          </draw:text-box>
        </draw:frame>
        <draw:circle draw:style-name="gr30" draw:text-style-name="P25" draw:layer="layout" svg:width="0.2cm" svg:height="0.2cm" draw:transform="rotate (-1.5707963267949) translate (10.601cm 4.4cm)">
          <text:p/>
        </draw:circle>
        <draw:frame draw:style-name="gr9" draw:text-style-name="P23" draw:layer="layout" svg:width="0.5cm" svg:height="0.34cm" svg:x="9.75cm" svg:y="4.58cm">
          <draw:text-box>
            <text:p><text:span text:style-name="T8">WSG</text:span></text:p>
          </draw:text-box>
        </draw:frame>
        <draw:circle draw:style-name="gr6" draw:text-style-name="P6" draw:layer="layout" svg:width="0.2cm" svg:height="0.2cm" draw:transform="rotate (-1.5707963267949) translate (10.2cm 4.008cm)">
          <text:p/>
        </draw:circle>
        <draw:frame draw:style-name="gr9" draw:text-style-name="P23" draw:layer="layout" svg:width="0.5cm" svg:height="0.34cm" svg:x="9.75cm" svg:y="3.69cm">
          <draw:text-box>
            <text:p><text:span text:style-name="T8">WSB</text:span></text:p>
          </draw:text-box>
        </draw:frame>
        <draw:circle draw:style-name="gr6" draw:text-style-name="P6" draw:layer="layout" svg:width="0.2cm" svg:height="0.2cm" draw:transform="rotate (-1.5707963267949) translate (11.4cm 4.4cm)">
          <text:p/>
        </draw:circle>
        <draw:frame draw:style-name="gr9" draw:text-style-name="P9" draw:layer="layout" svg:width="0.2cm" svg:height="0.34cm" svg:x="11.7cm" svg:y="3.7cm">
          <draw:text-box>
            <text:p><text:span text:style-name="T2">X</text:span></text:p>
          </draw:text-box>
        </draw:frame>
        <draw:circle draw:style-name="gr30" draw:text-style-name="P25" draw:layer="layout" svg:width="0.2cm" svg:height="0.2cm" draw:transform="rotate (-1.5707963267949) translate (11.804cm 4.004cm)">
          <text:p/>
        </draw:circle>
        <draw:frame draw:style-name="gr9" draw:text-style-name="P9" draw:layer="layout" svg:width="0.2cm" svg:height="0.34cm" svg:x="11.7cm" svg:y="4.579cm">
          <draw:text-box>
            <text:p><text:span text:style-name="T2">X</text:span></text:p>
          </draw:text-box>
        </draw:frame>
        <draw:circle draw:style-name="gr30" draw:text-style-name="P25" draw:layer="layout" svg:width="0.2cm" svg:height="0.2cm" draw:transform="rotate (-1.5707963267949) translate (11.801cm 4.4cm)">
          <text:p/>
        </draw:circle>
        <draw:frame draw:style-name="gr9" draw:text-style-name="P23" draw:layer="layout" svg:width="0.5cm" svg:height="0.34cm" svg:x="11.15cm" svg:y="4.58cm">
          <draw:text-box>
            <text:p><text:span text:style-name="T8">WRG</text:span></text:p>
          </draw:text-box>
        </draw:frame>
        <draw:circle draw:style-name="gr6" draw:text-style-name="P6" draw:layer="layout" svg:width="0.2cm" svg:height="0.2cm" draw:transform="rotate (-1.5707963267949) translate (11.4cm 4.008cm)">
          <text:p/>
        </draw:circle>
        <draw:frame draw:style-name="gr9" draw:text-style-name="P23" draw:layer="layout" svg:width="0.5cm" svg:height="0.34cm" svg:x="11.15cm" svg:y="3.69cm">
          <draw:text-box>
            <text:p><text:span text:style-name="T8">WRB</text:span></text:p>
          </draw:text-box>
        </draw:frame>
        <draw:polyline draw:style-name="gr15" draw:text-style-name="P11" draw:layer="layout" svg:width="3.299cm" svg:height="0.999cm" svg:x="10.9cm" svg:y="4.5cm" svg:viewBox="0 0 3300 1000" draw:points="0,0 150,100 150,1000 300,1000 3300,1000">
          <text:p/>
        </draw:polyline>
        <draw:polyline draw:style-name="gr31" draw:text-style-name="P11" draw:layer="layout" svg:width="4.099cm" svg:height="1.499cm" svg:x="10.1cm" svg:y="3.4cm" svg:viewBox="0 0 4100 1500" draw:points="4100,1500 3200,1500 3200,0 200,0 200,500 0,700">
          <text:p/>
        </draw:polyline>
        <draw:circle draw:style-name="gr11" draw:text-style-name="P12" draw:layer="layout" svg:width="0.2cm" svg:height="0.2cm" draw:transform="rotate (-1.5707963267949) translate (8.19cm 4.019cm)">
          <text:p/>
        </draw:circle>
        <draw:circle draw:style-name="gr11" draw:text-style-name="P12" draw:layer="layout" svg:width="0.2cm" svg:height="0.2cm" draw:transform="rotate (-1.5707963267949) translate (8.59cm 4.019cm)">
          <text:p/>
        </draw:circle>
        <draw:circle draw:style-name="gr6" draw:text-style-name="P6" draw:layer="layout" svg:width="0.2cm" svg:height="0.2cm" draw:transform="rotate (-1.5707963267949) translate (7.79cm 4.395cm)">
          <text:p/>
        </draw:circle>
        <draw:polyline draw:style-name="gr32" draw:text-style-name="P11" draw:layer="layout" svg:width="6.599cm" svg:height="1.699cm" svg:x="7.7cm" svg:y="2.8cm" svg:viewBox="0 0 6600 1700" draw:points="6600,0 200,0 200,1500 0,1700">
          <text:p/>
        </draw:polyline>
        <draw:polyline draw:style-name="gr33" draw:text-style-name="P11" draw:layer="layout" svg:width="5.799cm" svg:height="1.999cm" svg:x="8.5cm" svg:y="2.5cm" svg:viewBox="0 0 5800 2000" draw:points="5800,0 200,0 200,1800 0,2000">
          <text:p/>
        </draw:polyline>
        <draw:frame draw:style-name="gr9" draw:text-style-name="P10" draw:layer="layout" svg:width="0.41cm" svg:height="0.34cm" svg:x="13.5cm" svg:y="2.2cm">
          <draw:text-box>
            <text:p><text:span text:style-name="T3">WB</text:span></text:p>
          </draw:text-box>
        </draw:frame>
        <draw:polyline draw:style-name="gr34" draw:text-style-name="P11" draw:layer="layout" svg:width="4.099cm" svg:height="0.899cm" svg:x="10.1cm" svg:y="4.3cm" svg:viewBox="0 0 4100 900" draw:points="4100,900 3000,900 3000,0 200,0 100,0 0,200">
          <text:p/>
        </draw:polyline>
        <draw:frame draw:style-name="gr9" draw:text-style-name="P10" draw:layer="layout" svg:width="0.5cm" svg:height="0.34cm" svg:x="13.5cm" svg:y="4.6cm">
          <draw:text-box>
            <text:p><text:span text:style-name="T3">WSB</text:span></text:p>
          </draw:text-box>
        </draw:frame>
        <draw:frame draw:style-name="gr9" draw:text-style-name="P10" draw:layer="layout" svg:width="0.5cm" svg:height="0.34cm" svg:x="13.5cm" svg:y="4.9cm">
          <draw:text-box>
            <text:p><text:span text:style-name="T3">WSG</text:span></text:p>
          </draw:text-box>
        </draw:frame>
        <draw:circle draw:style-name="gr21" draw:text-style-name="P19" draw:layer="layout" svg:width="0.2cm" svg:height="0.2cm" draw:transform="rotate (-1.5707963267949) translate (14.391cm 5.089cm)">
          <text:p/>
        </draw:circle>
        <draw:line draw:style-name="gr22" draw:text-style-name="P11" draw:layer="layout" svg:x1="14.715cm" svg:y1="5.2cm" svg:x2="14.415cm" svg:y2="5.2cm">
          <text:p/>
        </draw:line>
        <draw:frame draw:style-name="gr9" draw:text-style-name="P10" draw:layer="layout" svg:width="0.4cm" svg:height="0.34cm" svg:x="13.5cm" svg:y="5.2cm">
          <draw:text-box>
            <text:p><text:span text:style-name="T3">0V</text:span></text:p>
          </draw:text-box>
        </draw:frame>
        <draw:frame draw:style-name="gr9" draw:text-style-name="P10" draw:layer="layout" svg:width="0.41cm" svg:height="0.34cm" svg:x="13.5cm" svg:y="2.8cm">
          <draw:text-box>
            <text:p><text:span text:style-name="T3">V-</text:span></text:p>
          </draw:text-box>
        </draw:frame>
        <draw:frame draw:style-name="gr26" draw:text-style-name="P21" draw:layer="layout" svg:width="3.9cm" svg:height="0.7cm" svg:x="3.2cm" svg:y="2.3cm">
          <draw:text-box>
            <text:p><text:span text:style-name="T7">Test Schaltvorgang</text:span></text:p>
          </draw:text-box>
        </draw:frame>
        <draw:rect draw:style-name="gr2" draw:text-style-name="P2" draw:layer="layout" svg:width="6.2cm" svg:height="4.694cm" svg:x="6.6cm" svg:y="11.3cm">
          <text:p/>
        </draw:rect>
        <draw:rect draw:style-name="gr3" draw:text-style-name="P3" draw:layer="layout" svg:width="1.4cm" svg:height="2.4cm" svg:x="8.99cm" svg:y="13.395cm">
          <text:p/>
        </draw:rect>
        <draw:rect draw:style-name="gr4" draw:text-style-name="P4" draw:layer="layout" svg:width="1.2cm" svg:height="2.2cm" svg:x="9.09cm" svg:y="13.495cm">
          <text:p/>
        </draw:rect>
        <draw:rect draw:style-name="gr5" draw:text-style-name="P5" draw:layer="layout" svg:width="0.1cm" svg:height="0.8cm" svg:x="10.29cm" svg:y="14.195cm">
          <text:p/>
        </draw:rect>
        <draw:circle draw:style-name="gr6" draw:text-style-name="P6" draw:layer="layout" svg:width="0.2cm" svg:height="0.2cm" svg:x="9.79cm" svg:y="14.495cm">
          <text:p/>
        </draw:circle>
        <draw:circle draw:style-name="gr7" draw:text-style-name="P7" draw:layer="layout" svg:width="0.2cm" svg:height="0.2cm" svg:x="9.79cm" svg:y="14.495cm">
          <text:p/>
        </draw:circle>
        <draw:circle draw:style-name="gr7" draw:text-style-name="P7" draw:layer="layout" svg:width="0.2cm" svg:height="0.2cm" svg:x="9.39cm" svg:y="14.495cm">
          <text:p/>
        </draw:circle>
        <draw:circle draw:style-name="gr6" draw:text-style-name="P6" draw:layer="layout" svg:width="0.2cm" svg:height="0.2cm" svg:x="9.79cm" svg:y="14.095cm">
          <text:p/>
        </draw:circle>
        <draw:circle draw:style-name="gr6" draw:text-style-name="P6" draw:layer="layout" svg:width="0.2cm" svg:height="0.2cm" svg:x="9.39cm" svg:y="14.095cm">
          <text:p/>
        </draw:circle>
        <draw:circle draw:style-name="gr6" draw:text-style-name="P6" draw:layer="layout" svg:width="0.2cm" svg:height="0.2cm" svg:x="9.79cm" svg:y="14.895cm">
          <text:p/>
        </draw:circle>
        <draw:circle draw:style-name="gr6" draw:text-style-name="P6" draw:layer="layout" svg:width="0.2cm" svg:height="0.2cm" svg:x="9.39cm" svg:y="14.895cm">
          <text:p/>
        </draw:circle>
        <draw:frame draw:style-name="gr8" draw:text-style-name="P8" draw:layer="layout" svg:width="0.294cm" svg:height="0.519cm" svg:x="9.99cm" svg:y="15.176cm">
          <draw:text-box>
            <text:p><text:span text:style-name="T1">1</text:span></text:p>
          </draw:text-box>
        </draw:frame>
        <draw:frame draw:style-name="gr9" draw:text-style-name="P9" draw:layer="layout" svg:width="0.3cm" svg:height="0.34cm" svg:x="9.09cm" svg:y="14.825cm">
          <draw:text-box>
            <text:p><text:span text:style-name="T2">5V</text:span></text:p>
          </draw:text-box>
        </draw:frame>
        <draw:frame draw:style-name="gr9" draw:text-style-name="P10" draw:layer="layout" svg:width="0.3cm" svg:height="0.34cm" svg:x="9.99cm" svg:y="14.825cm">
          <draw:text-box>
            <text:p><text:span text:style-name="T3">5V</text:span></text:p>
          </draw:text-box>
        </draw:frame>
        <draw:frame draw:style-name="gr9" draw:text-style-name="P9" draw:layer="layout" svg:width="0.3cm" svg:height="0.34cm" svg:x="9.09cm" svg:y="14.35cm">
          <draw:text-box>
            <text:p><text:span text:style-name="T2">V-</text:span></text:p>
          </draw:text-box>
        </draw:frame>
        <draw:frame draw:style-name="gr9" draw:text-style-name="P9" draw:layer="layout" svg:width="0.3cm" svg:height="0.34cm" svg:x="9.09cm" svg:y="13.85cm">
          <draw:text-box>
            <text:p><text:span text:style-name="T2">V+</text:span></text:p>
          </draw:text-box>
        </draw:frame>
        <draw:frame draw:style-name="gr9" draw:text-style-name="P10" draw:layer="layout" svg:width="0.3cm" svg:height="0.34cm" svg:x="9.99cm" svg:y="14.425cm">
          <draw:text-box>
            <text:p><text:span text:style-name="T3">0V</text:span></text:p>
          </draw:text-box>
        </draw:frame>
        <draw:frame draw:style-name="gr9" draw:text-style-name="P9" draw:layer="layout" svg:width="0.3cm" svg:height="0.34cm" svg:x="9.99cm" svg:y="14.025cm">
          <draw:text-box>
            <text:p><text:span text:style-name="T2">V+</text:span></text:p>
          </draw:text-box>
        </draw:frame>
        <draw:frame draw:style-name="gr8" draw:text-style-name="P8" draw:layer="layout" svg:width="0.294cm" svg:height="0.519cm" svg:x="9.09cm" svg:y="15.177cm">
          <draw:text-box>
            <text:p><text:span text:style-name="T1">2</text:span></text:p>
          </draw:text-box>
        </draw:frame>
        <draw:rect draw:style-name="gr3" draw:text-style-name="P3" draw:layer="layout" svg:width="1.4cm" svg:height="3.2cm" draw:transform="rotate (-1.5707963267949) translate (12.49cm 11.595cm)">
          <text:p/>
        </draw:rect>
        <draw:rect draw:style-name="gr4" draw:text-style-name="P4" draw:layer="layout" svg:width="1.2cm" svg:height="3cm" draw:transform="rotate (-1.5707963267949) translate (12.39cm 11.695cm)">
          <text:p/>
        </draw:rect>
        <draw:rect draw:style-name="gr3" draw:text-style-name="P3" draw:layer="layout" svg:width="1.4cm" svg:height="2.4cm" draw:transform="rotate (-1.5707963267949) translate (9.29cm 11.595cm)">
          <text:p/>
        </draw:rect>
        <draw:rect draw:style-name="gr4" draw:text-style-name="P4" draw:layer="layout" svg:width="1.2cm" svg:height="2.2cm" draw:transform="rotate (-1.5707963267949) translate (9.19cm 11.695cm)">
          <text:p/>
        </draw:rect>
        <draw:rect draw:style-name="gr5" draw:text-style-name="P5" draw:layer="layout" svg:width="0.1cm" svg:height="0.8cm" draw:transform="rotate (-1.5707963267949) translate (8.49cm 12.895cm)">
          <text:p/>
        </draw:rect>
        <draw:circle draw:style-name="gr6" draw:text-style-name="P6" draw:layer="layout" svg:width="0.2cm" svg:height="0.2cm" draw:transform="rotate (-1.5707963267949) translate (8.59cm 12.395cm)">
          <text:p/>
        </draw:circle>
        <draw:frame draw:style-name="gr8" draw:text-style-name="P8" draw:layer="layout" svg:width="0.294cm" svg:height="0.519cm" svg:x="7cm" svg:y="12.45cm">
          <draw:text-box>
            <text:p><text:span text:style-name="T1">1</text:span></text:p>
          </draw:text-box>
        </draw:frame>
        <draw:frame draw:style-name="gr9" draw:text-style-name="P10" draw:layer="layout" svg:width="0.51cm" svg:height="0.34cm" svg:x="8.29cm" svg:y="12.575cm">
          <draw:text-box>
            <text:p><text:span text:style-name="T3">WB</text:span></text:p>
          </draw:text-box>
        </draw:frame>
        <draw:frame draw:style-name="gr8" draw:text-style-name="P8" draw:layer="layout" svg:width="0.294cm" svg:height="0.519cm" svg:x="7cm" svg:y="11.65cm">
          <draw:text-box>
            <text:p><text:span text:style-name="T1">2</text:span></text:p>
          </draw:text-box>
        </draw:frame>
        <draw:polyline draw:style-name="gr10" draw:text-style-name="P11" draw:layer="layout" svg:width="6.199cm" svg:height="1.099cm" svg:x="5.2cm" svg:y="15cm" svg:viewBox="0 0 6200 1100" draw:points="4700,0 4900,200 6200,200 6200,1100 700,1100 700,100 0,100">
          <text:p/>
        </draw:polyline>
        <draw:frame draw:style-name="gr9" draw:text-style-name="P9" draw:layer="layout" svg:width="0.3cm" svg:height="0.34cm" svg:x="7.54cm" svg:y="11.691cm">
          <draw:text-box>
            <text:p><text:span text:style-name="T2">NC</text:span></text:p>
          </draw:text-box>
        </draw:frame>
        <draw:circle draw:style-name="gr11" draw:text-style-name="P12" draw:layer="layout" svg:width="0.2cm" svg:height="0.2cm" draw:transform="rotate (-1.5707963267949) translate (7.79cm 12.019cm)">
          <text:p/>
        </draw:circle>
        <draw:rect draw:style-name="gr12" draw:text-style-name="P13" draw:layer="layout" svg:width="2.1cm" svg:height="1.4cm" svg:x="3.1cm" svg:y="14.7cm">
          <text:p/>
        </draw:rect>
        <draw:frame draw:style-name="gr13" draw:text-style-name="P14" draw:layer="layout" svg:width="1.2cm" svg:height="1.2cm" svg:x="3.2cm" svg:y="14.8cm">
          <draw:text-box>
            <text:p><text:span text:style-name="T4">Netz-</text:span></text:p>
            <text:p><text:span text:style-name="T4">teil</text:span></text:p>
          </draw:text-box>
        </draw:frame>
        <draw:frame draw:style-name="gr14" draw:text-style-name="P16" draw:layer="layout" svg:width="0.5cm" svg:height="0.5cm" svg:x="4.59cm" svg:y="14.945cm">
          <draw:text-box>
            <text:p text:style-name="P15"><text:span text:style-name="T5">5V</text:span></text:p>
          </draw:text-box>
        </draw:frame>
        <draw:frame draw:style-name="gr14" draw:text-style-name="P16" draw:layer="layout" svg:width="0.5cm" svg:height="0.5cm" svg:x="4.59cm" svg:y="15.445cm">
          <draw:text-box>
            <text:p text:style-name="P15"><text:span text:style-name="T5">0V</text:span></text:p>
          </draw:text-box>
        </draw:frame>
        <draw:polyline draw:style-name="gr15" draw:text-style-name="P11" draw:layer="layout" svg:width="6.399cm" svg:height="1.699cm" svg:x="5.2cm" svg:y="14.6cm" svg:viewBox="0 0 6400 1700" draw:points="4700,0 4900,200 6400,200 6400,1700 500,1700 500,1100 0,1100">
          <text:p/>
        </draw:polyline>
        <draw:polyline draw:style-name="gr10" draw:text-style-name="P11" draw:layer="layout" svg:width="4.299cm" svg:height="0.899cm" svg:x="5.2cm" svg:y="14.2cm" svg:viewBox="0 0 4300 900" draw:points="4300,0 700,0 700,900 0,900">
          <text:p/>
        </draw:polyline>
        <draw:circle draw:style-name="gr16" draw:text-style-name="P17" draw:layer="layout" svg:width="0.1cm" svg:height="0.1cm" draw:transform="rotate (-1.5707963267949) translate (5.95cm 15.05cm)">
          <text:p/>
        </draw:circle>
        <draw:circle draw:style-name="gr17" draw:text-style-name="P18" draw:layer="layout" svg:width="0.1cm" svg:height="0.1cm" draw:transform="rotate (-1.5707963267949) translate (5.75cm 15.65cm)">
          <text:p/>
        </draw:circle>
        <draw:polyline draw:style-name="gr15" draw:text-style-name="P11" draw:layer="layout" svg:width="4.299cm" svg:height="1.099cm" svg:x="5.2cm" svg:y="14.6cm" svg:viewBox="0 0 4300 1100" draw:points="4300,0 500,0 500,1100 0,1100">
          <text:p/>
        </draw:polyline>
        <draw:frame draw:style-name="gr8" draw:text-style-name="P8" draw:layer="layout" svg:width="0.294cm" svg:height="0.519cm" svg:x="9.4cm" svg:y="12.451cm">
          <draw:text-box>
            <text:p><text:span text:style-name="T1">1</text:span></text:p>
          </draw:text-box>
        </draw:frame>
        <draw:frame draw:style-name="gr8" draw:text-style-name="P8" draw:layer="layout" svg:width="0.294cm" svg:height="0.519cm" svg:x="9.4cm" svg:y="11.651cm">
          <draw:text-box>
            <text:p><text:span text:style-name="T1">2</text:span></text:p>
          </draw:text-box>
        </draw:frame>
        <draw:g draw:style-name="gr18">
          <draw:custom-shape draw:style-name="gr19" draw:text-style-name="P19" draw:layer="layout" svg:width="0.6cm" svg:height="0.6cm" svg:x="14.15cm" svg:y="13.0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4" draw:text-style-name="P16" draw:layer="layout" svg:width="0.3cm" svg:height="0.5cm" svg:x="14.3cm" svg:y="13.1cm">
            <draw:text-box>
              <text:p text:style-name="P15"><text:span text:style-name="T5">V</text:span></text:p>
            </draw:text-box>
          </draw:frame>
        </draw:g>
        <draw:polyline draw:style-name="gr20" draw:text-style-name="P11" draw:layer="layout" svg:width="0.899cm" svg:height="0.599cm" svg:x="14.4cm" svg:y="10.5cm" svg:viewBox="0 0 900 600" draw:points="0,0 900,0 900,600 0,600">
          <text:p/>
        </draw:polyline>
        <draw:frame draw:style-name="gr14" draw:text-style-name="P16" draw:layer="layout" svg:width="1.095cm" svg:height="0.75cm" svg:x="15.505cm" svg:y="10.45cm">
          <draw:text-box>
            <text:p text:style-name="P15"><text:span text:style-name="T5">Weiche</text:span></text:p>
            <text:p text:style-name="P15"><text:span text:style-name="T5">Return...</text:span></text:p>
          </draw:text-box>
        </draw:frame>
        <draw:frame draw:style-name="gr14" draw:text-style-name="P16" draw:layer="layout" svg:width="1.597cm" svg:height="0.5cm" svg:x="14.903cm" svg:y="13.45cm">
          <draw:text-box>
            <text:p text:style-name="P15"><text:span text:style-name="T5">„Rückmeldung“</text:span></text:p>
          </draw:text-box>
        </draw:frame>
        <draw:frame draw:style-name="gr14" draw:text-style-name="P20" draw:layer="layout" svg:width="1.509cm" svg:height="0.5cm" svg:x="14.891cm" svg:y="13.051cm">
          <draw:text-box>
            <text:p text:style-name="P15"><text:span text:style-name="T6">Voltmeter</text:span></text:p>
          </draw:text-box>
        </draw:frame>
        <draw:line draw:style-name="gr22" draw:text-style-name="P11" draw:layer="layout" svg:x1="14.7cm" svg:y1="10.5cm" svg:x2="14.4cm" svg:y2="10.5cm">
          <text:p/>
        </draw:line>
        <draw:line draw:style-name="gr22" draw:text-style-name="P11" draw:layer="layout" svg:x1="14.715cm" svg:y1="11.1cm" svg:x2="14.415cm" svg:y2="11.1cm">
          <text:p/>
        </draw:line>
        <draw:line draw:style-name="gr23" draw:text-style-name="P11" draw:layer="layout" svg:x1="8.5cm" svg:y1="14.6cm" svg:x2="8.815cm" svg:y2="14.6cm">
          <text:p/>
        </draw:line>
        <draw:line draw:style-name="gr24" draw:text-style-name="P11" draw:layer="layout" svg:x1="8.546cm" svg:y1="14.2cm" svg:x2="8.861cm" svg:y2="14.2cm">
          <text:p/>
        </draw:line>
        <draw:frame draw:style-name="gr9" draw:text-style-name="P10" draw:layer="layout" svg:width="0.41cm" svg:height="0.34cm" svg:x="13.5cm" svg:y="10.5cm">
          <draw:text-box>
            <text:p><text:span text:style-name="T3">WA</text:span></text:p>
          </draw:text-box>
        </draw:frame>
        <draw:rect draw:style-name="gr25" draw:text-style-name="P4" draw:layer="layout" svg:width="1.6cm" svg:height="0.5cm" svg:x="6.7cm" svg:y="15.4cm">
          <text:p/>
        </draw:rect>
        <draw:frame draw:style-name="gr26" draw:text-style-name="P21" draw:layer="layout" svg:width="1.4cm" svg:height="0.3cm" svg:x="6.8cm" svg:y="15.5cm">
          <draw:text-box>
            <text:p><text:span text:style-name="T7">Block <text:s/>W2</text:span></text:p>
          </draw:text-box>
        </draw:frame>
        <draw:frame draw:style-name="gr26" draw:text-style-name="P21" draw:layer="layout" svg:width="0.5cm" svg:height="0.3cm" svg:x="7cm" svg:y="13.05cm">
          <draw:text-box>
            <text:p><text:span text:style-name="T7">J5</text:span></text:p>
          </draw:text-box>
        </draw:frame>
        <draw:frame draw:style-name="gr26" draw:text-style-name="P21" draw:layer="layout" svg:width="0.5cm" svg:height="0.3cm" svg:x="9.3cm" svg:y="13.05cm">
          <draw:text-box>
            <text:p><text:span text:style-name="T7">J4</text:span></text:p>
          </draw:text-box>
        </draw:frame>
        <draw:frame draw:style-name="gr26" draw:text-style-name="P21" draw:layer="layout" svg:width="0.5cm" svg:height="0.3cm" svg:x="10.5cm" svg:y="15.45cm">
          <draw:text-box>
            <text:p><text:span text:style-name="T7">J3</text:span></text:p>
          </draw:text-box>
        </draw:frame>
        <draw:circle draw:style-name="gr6" draw:text-style-name="P6" draw:layer="layout" svg:width="0.2cm" svg:height="0.2cm" draw:transform="rotate (-1.5707963267949) translate (8.19cm 12.395cm)">
          <text:p/>
        </draw:circle>
        <draw:frame draw:style-name="gr9" draw:text-style-name="P10" draw:layer="layout" svg:width="0.3cm" svg:height="0.34cm" svg:x="7.95cm" svg:y="12.58cm">
          <draw:text-box>
            <text:p><text:span text:style-name="T3">V-</text:span></text:p>
          </draw:text-box>
        </draw:frame>
        <draw:polyline draw:style-name="gr27" draw:text-style-name="P11" draw:layer="layout" svg:width="6.199cm" svg:height="1.399cm" svg:x="8.1cm" svg:y="11.1cm" svg:viewBox="0 0 6200 1400" draw:points="6200,0 200,0 200,1200 0,1400">
          <text:p/>
        </draw:polyline>
        <draw:frame draw:style-name="gr9" draw:text-style-name="P10" draw:layer="layout" svg:width="0.51cm" svg:height="0.34cm" svg:x="7.39cm" svg:y="12.575cm">
          <draw:text-box>
            <text:p><text:span text:style-name="T3">WA</text:span></text:p>
          </draw:text-box>
        </draw:frame>
        <draw:frame draw:style-name="gr9" draw:text-style-name="P9" draw:layer="layout" svg:width="0.3cm" svg:height="0.34cm" svg:x="7.94cm" svg:y="11.691cm">
          <draw:text-box>
            <text:p><text:span text:style-name="T2">NC</text:span></text:p>
          </draw:text-box>
        </draw:frame>
        <draw:frame draw:style-name="gr9" draw:text-style-name="P9" draw:layer="layout" svg:width="0.3cm" svg:height="0.34cm" svg:x="8.34cm" svg:y="11.691cm">
          <draw:text-box>
            <text:p><text:span text:style-name="T2">NC</text:span></text:p>
          </draw:text-box>
        </draw:frame>
        <draw:rect draw:style-name="gr5" draw:text-style-name="P5" draw:layer="layout" svg:width="0.1cm" svg:height="0.8cm" draw:transform="rotate (-1.5707963267949) translate (11.3cm 12.9cm)">
          <text:p/>
        </draw:rect>
        <draw:circle draw:style-name="gr28" draw:text-style-name="P22" draw:layer="layout" svg:width="0.2cm" svg:height="0.2cm" draw:transform="rotate (-1.5707963267949) translate (11cm 12.4cm)">
          <text:p/>
        </draw:circle>
        <draw:circle draw:style-name="gr6" draw:text-style-name="P6" draw:layer="layout" svg:width="0.2cm" svg:height="0.2cm" draw:transform="rotate (-1.5707963267949) translate (10.2cm 12.4cm)">
          <text:p/>
        </draw:circle>
        <draw:frame draw:style-name="gr9" draw:text-style-name="P23" draw:layer="layout" svg:width="0.28cm" svg:height="0.34cm" svg:x="10.7cm" svg:y="12.58cm">
          <draw:text-box>
            <text:p><text:span text:style-name="T8">0V</text:span></text:p>
          </draw:text-box>
        </draw:frame>
        <draw:frame draw:style-name="gr9" draw:text-style-name="P9" draw:layer="layout" svg:width="0.2cm" svg:height="0.34cm" svg:x="10.4cm" svg:y="11.7cm">
          <draw:text-box>
            <text:p><text:span text:style-name="T2">X</text:span></text:p>
          </draw:text-box>
        </draw:frame>
        <draw:frame draw:style-name="gr9" draw:text-style-name="P10" draw:layer="layout" svg:width="0.36cm" svg:height="0.34cm" svg:x="10.72cm" svg:y="11.7cm">
          <draw:text-box>
            <text:p><text:span text:style-name="T3">VCC</text:span></text:p>
          </draw:text-box>
        </draw:frame>
        <draw:circle draw:style-name="gr29" draw:text-style-name="P24" draw:layer="layout" svg:width="0.2cm" svg:height="0.2cm" draw:transform="rotate (-1.5707963267949) translate (11.003cm 12.003cm)">
          <text:p/>
        </draw:circle>
        <draw:circle draw:style-name="gr30" draw:text-style-name="P25" draw:layer="layout" svg:width="0.2cm" svg:height="0.2cm" draw:transform="rotate (-1.5707963267949) translate (10.604cm 12.004cm)">
          <text:p/>
        </draw:circle>
        <draw:frame draw:style-name="gr9" draw:text-style-name="P9" draw:layer="layout" svg:width="0.2cm" svg:height="0.34cm" svg:x="10.4cm" svg:y="12.579cm">
          <draw:text-box>
            <text:p><text:span text:style-name="T2">X</text:span></text:p>
          </draw:text-box>
        </draw:frame>
        <draw:circle draw:style-name="gr30" draw:text-style-name="P25" draw:layer="layout" svg:width="0.2cm" svg:height="0.2cm" draw:transform="rotate (-1.5707963267949) translate (10.601cm 12.4cm)">
          <text:p/>
        </draw:circle>
        <draw:frame draw:style-name="gr9" draw:text-style-name="P23" draw:layer="layout" svg:width="0.5cm" svg:height="0.34cm" svg:x="9.75cm" svg:y="12.58cm">
          <draw:text-box>
            <text:p><text:span text:style-name="T8">WSG</text:span></text:p>
          </draw:text-box>
        </draw:frame>
        <draw:circle draw:style-name="gr6" draw:text-style-name="P6" draw:layer="layout" svg:width="0.2cm" svg:height="0.2cm" draw:transform="rotate (-1.5707963267949) translate (10.2cm 12.008cm)">
          <text:p/>
        </draw:circle>
        <draw:frame draw:style-name="gr9" draw:text-style-name="P23" draw:layer="layout" svg:width="0.5cm" svg:height="0.34cm" svg:x="9.75cm" svg:y="11.69cm">
          <draw:text-box>
            <text:p><text:span text:style-name="T8">WSB</text:span></text:p>
          </draw:text-box>
        </draw:frame>
        <draw:circle draw:style-name="gr6" draw:text-style-name="P6" draw:layer="layout" svg:width="0.2cm" svg:height="0.2cm" draw:transform="rotate (-1.5707963267949) translate (11.4cm 12.4cm)">
          <text:p/>
        </draw:circle>
        <draw:frame draw:style-name="gr9" draw:text-style-name="P9" draw:layer="layout" svg:width="0.2cm" svg:height="0.34cm" svg:x="11.7cm" svg:y="11.7cm">
          <draw:text-box>
            <text:p><text:span text:style-name="T2">X</text:span></text:p>
          </draw:text-box>
        </draw:frame>
        <draw:circle draw:style-name="gr30" draw:text-style-name="P25" draw:layer="layout" svg:width="0.2cm" svg:height="0.2cm" draw:transform="rotate (-1.5707963267949) translate (11.804cm 12.004cm)">
          <text:p/>
        </draw:circle>
        <draw:frame draw:style-name="gr9" draw:text-style-name="P9" draw:layer="layout" svg:width="0.2cm" svg:height="0.34cm" svg:x="11.7cm" svg:y="12.579cm">
          <draw:text-box>
            <text:p><text:span text:style-name="T2">X</text:span></text:p>
          </draw:text-box>
        </draw:frame>
        <draw:circle draw:style-name="gr30" draw:text-style-name="P25" draw:layer="layout" svg:width="0.2cm" svg:height="0.2cm" draw:transform="rotate (-1.5707963267949) translate (11.801cm 12.4cm)">
          <text:p/>
        </draw:circle>
        <draw:frame draw:style-name="gr9" draw:text-style-name="P23" draw:layer="layout" svg:width="0.5cm" svg:height="0.34cm" svg:x="11.15cm" svg:y="12.58cm">
          <draw:text-box>
            <text:p><text:span text:style-name="T8">WRG</text:span></text:p>
          </draw:text-box>
        </draw:frame>
        <draw:circle draw:style-name="gr6" draw:text-style-name="P6" draw:layer="layout" svg:width="0.2cm" svg:height="0.2cm" draw:transform="rotate (-1.5707963267949) translate (11.4cm 12.008cm)">
          <text:p/>
        </draw:circle>
        <draw:frame draw:style-name="gr9" draw:text-style-name="P23" draw:layer="layout" svg:width="0.5cm" svg:height="0.34cm" svg:x="11.05cm" svg:y="11.69cm">
          <draw:text-box>
            <text:p><text:span text:style-name="T8">WRB</text:span></text:p>
          </draw:text-box>
        </draw:frame>
        <draw:polyline draw:style-name="gr15" draw:text-style-name="P11" draw:layer="layout" svg:width="3.299cm" svg:height="0.999cm" svg:x="10.9cm" svg:y="12.5cm" svg:viewBox="0 0 3300 1000" draw:points="0,0 150,100 150,1000 300,1000 3300,1000">
          <text:p/>
        </draw:polyline>
        <draw:polyline draw:style-name="gr35" draw:text-style-name="P11" draw:layer="layout" svg:width="2.899cm" svg:height="1.499cm" svg:x="11.3cm" svg:y="11.4cm" svg:viewBox="0 0 2900 1500" draw:points="2900,1500 2000,1500 2000,0 300,0 300,500 0,700">
          <text:p/>
        </draw:polyline>
        <draw:circle draw:style-name="gr11" draw:text-style-name="P12" draw:layer="layout" svg:width="0.2cm" svg:height="0.2cm" draw:transform="rotate (-1.5707963267949) translate (8.19cm 12.019cm)">
          <text:p/>
        </draw:circle>
        <draw:circle draw:style-name="gr11" draw:text-style-name="P12" draw:layer="layout" svg:width="0.2cm" svg:height="0.2cm" draw:transform="rotate (-1.5707963267949) translate (8.59cm 12.019cm)">
          <text:p/>
        </draw:circle>
        <draw:circle draw:style-name="gr6" draw:text-style-name="P6" draw:layer="layout" svg:width="0.2cm" svg:height="0.2cm" draw:transform="rotate (-1.5707963267949) translate (7.79cm 12.395cm)">
          <text:p/>
        </draw:circle>
        <draw:polyline draw:style-name="gr32" draw:text-style-name="P11" draw:layer="layout" svg:width="6.599cm" svg:height="1.699cm" svg:x="7.7cm" svg:y="10.8cm" svg:viewBox="0 0 6600 1700" draw:points="6600,0 200,0 200,1500 0,1700">
          <text:p/>
        </draw:polyline>
        <draw:polyline draw:style-name="gr33" draw:text-style-name="P11" draw:layer="layout" svg:width="5.799cm" svg:height="1.999cm" svg:x="8.5cm" svg:y="10.5cm" svg:viewBox="0 0 5800 2000" draw:points="5800,0 200,0 200,1800 0,2000">
          <text:p/>
        </draw:polyline>
        <draw:frame draw:style-name="gr9" draw:text-style-name="P10" draw:layer="layout" svg:width="0.41cm" svg:height="0.34cm" svg:x="13.5cm" svg:y="10.2cm">
          <draw:text-box>
            <text:p><text:span text:style-name="T3">WB</text:span></text:p>
          </draw:text-box>
        </draw:frame>
        <draw:polyline draw:style-name="gr36" draw:text-style-name="P11" draw:layer="layout" svg:width="2.899cm" svg:height="0.899cm" svg:x="11.3cm" svg:y="12.3cm" svg:viewBox="0 0 2900 900" draw:points="2900,900 1800,900 1800,0 200,0 0,200">
          <text:p/>
        </draw:polyline>
        <draw:frame draw:style-name="gr9" draw:text-style-name="P10" draw:layer="layout" svg:width="0.5cm" svg:height="0.34cm" svg:x="13.5cm" svg:y="12.6cm">
          <draw:text-box>
            <text:p><text:span text:style-name="T3">WRB</text:span></text:p>
          </draw:text-box>
        </draw:frame>
        <draw:frame draw:style-name="gr9" draw:text-style-name="P10" draw:layer="layout" svg:width="0.5cm" svg:height="0.34cm" svg:x="13.5cm" svg:y="12.9cm">
          <draw:text-box>
            <text:p><text:span text:style-name="T3">WRG</text:span></text:p>
          </draw:text-box>
        </draw:frame>
        <draw:line draw:style-name="gr22" draw:text-style-name="P11" draw:layer="layout" svg:x1="14.715cm" svg:y1="10.8cm" svg:x2="14.415cm" svg:y2="10.8cm">
          <text:p/>
        </draw:line>
        <draw:frame draw:style-name="gr9" draw:text-style-name="P10" draw:layer="layout" svg:width="0.4cm" svg:height="0.34cm" svg:x="13.5cm" svg:y="13.2cm">
          <draw:text-box>
            <text:p><text:span text:style-name="T3">0V</text:span></text:p>
          </draw:text-box>
        </draw:frame>
        <draw:frame draw:style-name="gr9" draw:text-style-name="P10" draw:layer="layout" svg:width="0.41cm" svg:height="0.34cm" svg:x="13.5cm" svg:y="10.8cm">
          <draw:text-box>
            <text:p><text:span text:style-name="T3">V-</text:span></text:p>
          </draw:text-box>
        </draw:frame>
        <draw:frame draw:style-name="gr26" draw:text-style-name="P21" draw:layer="layout" svg:width="3.6cm" svg:height="0.7cm" svg:x="3.2cm" svg:y="10.3cm">
          <draw:text-box>
            <text:p><text:span text:style-name="T7">Test Rückmeldung</text:span></text:p>
          </draw:text-box>
        </draw:frame>
        <draw:circle draw:style-name="gr21" draw:text-style-name="P19" draw:layer="layout" svg:width="0.2cm" svg:height="0.2cm" draw:transform="rotate (-1.5707963267949) translate (14.391cm 10.989cm)">
          <text:p/>
        </draw:circle>
        <draw:circle draw:style-name="gr21" draw:text-style-name="P19" draw:layer="layout" svg:width="0.2cm" svg:height="0.2cm" draw:transform="rotate (-1.5707963267949) translate (14.391cm 10.389cm)">
          <text:p/>
        </draw:circle>
        <draw:circle draw:style-name="gr21" draw:text-style-name="P19" draw:layer="layout" svg:width="0.2cm" svg:height="0.2cm" draw:transform="rotate (-1.5707963267949) translate (14.391cm 10.689cm)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2-26T08:56:09.422230700</dc:date>
    <meta:editing-duration>P1DT9H51M56S</meta:editing-duration>
    <meta:editing-cycles>151</meta:editing-cycles>
    <meta:generator>LibreOffice/25.2.0.3$Windows_X86_64 LibreOffice_project/e1cf4a87eb02d755bce1a01209907ea5ddc8f069</meta:generator>
    <meta:print-date>2024-10-20T09:56:13.86</meta:print-date>
    <meta:printed-by>Karl Hartinger</meta:printed-by>
    <meta:document-statistic meta:object-count="209"/>
  </office:meta>
</office:document-meta>
</file>